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tura MT Script Capitals" svg:font-family="'Matura MT Script Capitals'" style:font-family-generic="script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36pt" style:font-size-asian="36pt" style:font-size-complex="36pt"/>
    </style:style>
    <style:style style:name="P2" style:family="paragraph" style:parent-style-name="Title">
      <style:text-properties fo:font-size="48pt" officeooo:rsid="001eedac" style:font-size-asian="42pt" style:font-size-complex="48pt"/>
    </style:style>
    <style:style style:name="T1" style:family="text">
      <style:text-properties officeooo:rsid="001eedac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ORK STATION</text:p>
      <text:p text:style-name="P1">A WORKSTATION IS A PART OF COMPUTER NETWORK GENERALLY WOULD BE EXPECTED TO HAVE MORE THAN A REGULAR DESKTOP PC OF MOST EVERYTHING LIKE MEMORY STORAGE SPACE AND HIGH SPEED COMMU<text:span text:style-name="T1">NICATION</text:span> HIGH SPEE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tura MT Script Capitals" svg:font-family="'Matura MT Script Capitals'" style:font-family-generic="script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03T01:29:37.945000000</meta:creation-date>
    <dc:date>2023-07-03T01:44:00.835000000</dc:date>
    <meta:editing-duration>PT14M23S</meta:editing-duration>
    <meta:editing-cycles>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" meta:word-count="35" meta:character-count="207" meta:non-whitespace-character-count="174"/>
  </office:meta>
</office:document-meta>
</file>